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Title">
      <style:paragraph-properties fo:break-before="auto" fo:line-height="115%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T2_7" style:family="text">
      <style:text-properties fo:font-size="18pt" style:font-size-asian="18pt" style:font-size-complex="18pt"/>
    </style:style>
    <style:style style:name="T2_8" style:family="text">
      <style:text-properties fo:font-size="18pt" style:font-size-asian="18pt" style:font-size-complex="18pt"/>
    </style:style>
    <style:style style:name="T2_9" style:family="text">
      <style:text-properties fo:font-size="18pt" style:font-size-asian="18pt" style:font-size-complex="18pt"/>
    </style:style>
    <style:style style:name="T2_10" style:family="text">
      <style:text-properties fo:font-size="18pt" style:font-size-asian="18pt" style:font-size-complex="18pt"/>
    </style:style>
    <style:style style:name="T2_11" style:family="text">
      <style:text-properties fo:font-size="18pt" style:font-size-asian="18pt" style:font-size-complex="18pt"/>
    </style:style>
    <style:style style:name="P3" style:family="paragraph" style:parent-style-name="Subtitle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P4" style:family="paragraph" style:parent-style-name="Subtitle">
      <style:paragraph-properties fo:break-before="page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T5_4" style:family="text">
      <style:text-properties fo:font-size="18pt" style:font-size-asian="18pt" style:font-size-complex="18pt" fo:font-weight="bold" style:font-weight-asian="bold" style:font-weight-complex="bold"/>
    </style:style>
    <style:style style:name="T5_5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387cm"/>
    </style:style>
    <style:style style:name="Column2" style:family="table-column">
      <style:table-column-properties style:column-width="7.461cm"/>
    </style:style>
    <style:style style:name="Column3" style:family="table-column">
      <style:table-column-properties style:column-width="3.228cm"/>
    </style:style>
    <style:style style:name="Column4" style:family="table-column">
      <style:table-column-properties style:column-width="2.43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page" fo:line-height="115%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30pt" style:font-size-asian="30pt" style:font-size-complex="3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15%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0.63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30pt" style:font-size-asian="30pt" style:font-size-complex="30pt" fo:font-weight="bold" style:font-weight-asian="bold" style:font-weight-complex="bold"/>
    </style:style>
    <style:style style:name="P34" style:family="paragraph" style:parent-style-name="Heading_20_1">
      <style:paragraph-properties fo:break-before="page" fo:text-indent="-0.635cm" fo:line-height="115%" fo:margin-left="1.27cm" style:writing-mode="lr-tb"/>
    </style:style>
    <style:style style:name="T34_1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1">
      <style:paragraph-properties fo:break-before="auto" fo:text-indent="-0.635cm" fo:line-height="115%" fo:margin-left="1.27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text-align="justify" fo:break-before="auto" fo:text-indent="-0.635cm" fo:line-height="115%" fo:margin-left="2.54cm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text-align="justify" fo:break-before="auto" fo:text-indent="-0.635cm" fo:line-height="115%" fo:margin-left="2.54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text-align="justify" fo:break-before="auto" fo:text-indent="-0.635cm" fo:line-height="115%" fo:margin-left="2.54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text-indent="-0.635cm" fo:line-height="115%" fo:margin-left="1.27cm" style:writing-mode="lr-tb"/>
    </style:style>
    <style:style style:name="T42_1" style:family="text">
      <style:text-properties fo:font-size="18pt" style:font-size-asian="18pt" style:font-size-complex="18pt" fo:font-weight="bold" style:font-weight-asian="bold" style:font-weight-complex="bold"/>
    </style:style>
    <style:style style:name="T42_2" style:family="text">
      <style:text-properties fo:font-size="18pt" style:font-size-asian="18pt" style:font-size-complex="18pt" fo:font-weight="bold" style:font-weight-asian="bold" style:font-weight-complex="bold"/>
    </style:style>
    <style:style style:name="T42_3" style:family="text">
      <style:text-properties fo:font-size="18pt" style:font-size-asian="18pt" style:font-size-complex="18pt" fo:font-weight="bold" style:font-weight-asian="bold" style:font-weight-complex="bold"/>
    </style:style>
    <style:style style:name="T42_4" style:family="text">
      <style:text-properties fo:font-size="18pt" style:font-size-asian="18pt" style:font-size-complex="18pt" fo:font-weight="bold" style:font-weight-asian="bold" style:font-weight-complex="bold"/>
    </style:style>
    <style:style style:name="T42_5" style:family="text">
      <style:text-properties fo:font-size="18pt" style:font-size-asian="18pt" style:font-size-complex="18pt" fo:font-weight="bold" style:font-weight-asian="bold" style:font-weight-complex="bold"/>
    </style:style>
    <style:style style:name="T42_6" style:family="text">
      <style:text-properties fo:font-size="18pt" style:font-size-asian="18pt" style:font-size-complex="18pt" fo:font-weight="bold" style:font-weight-asian="bold" style:font-weight-complex="bold"/>
    </style:style>
    <style:style style:name="T42_7" style:family="text">
      <style:text-properties fo:font-size="18pt" style:font-size-asian="18pt" style:font-size-complex="18pt" fo:font-weight="bold" style:font-weight-asian="bold" style:font-weight-complex="bold"/>
    </style:style>
    <style:style style:name="T42_8" style:family="text">
      <style:text-properties fo:font-size="18pt" style:font-size-asian="18pt" style:font-size-complex="18pt" fo:font-weight="bold" style:font-weight-asian="bold" style:font-weight-complex="bold"/>
    </style:style>
    <style:style style:name="T42_9" style:family="text">
      <style:text-properties fo:font-size="18pt" style:font-size-asian="18pt" style:font-size-complex="18pt" fo:font-weight="bold" style:font-weight-asian="bold" style:font-weight-complex="bold"/>
    </style:style>
    <style:style style:name="T42_10" style:family="text">
      <style:text-properties fo:font-size="18pt" style:font-size-asian="18pt" style:font-size-complex="18pt" fo:font-weight="bold" style:font-weight-asian="bold" style:font-weight-complex="bold"/>
    </style:style>
    <style:style style:name="T42_11" style:family="text">
      <style:text-properties fo:font-size="18pt" style:font-size-asian="18pt" style:font-size-complex="18pt" fo:font-weight="bold" style:font-weight-asian="bold" style:font-weight-complex="bold"/>
    </style:style>
    <style:style style:name="P43" style:family="paragraph" style:parent-style-name="Heading_20_2">
      <style:paragraph-properties fo:break-before="auto" fo:text-indent="-0.635cm" fo:line-height="115%" fo:margin-left="2.54cm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1.005cm"/>
    </style:style>
    <style:style style:name="Column6" style:family="table-column">
      <style:table-column-properties style:column-width="4.921cm"/>
    </style:style>
    <style:style style:name="Column7" style:family="table-column">
      <style:table-column-properties style:column-width="8.996cm"/>
    </style:style>
    <style:style style:name="Column8" style:family="table-column">
      <style:table-column-properties style:column-width="1.588cm"/>
    </style:style>
    <style:style style:name="Row5" style:family="table-row"/>
    <style:style style:name="Cell1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7" style:family="text"/>
    <style:style style:name="T53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Heading_20_2">
      <style:paragraph-properties fo:break-before="auto" fo:text-indent="-0.635cm" fo:line-height="115%" fo:margin-left="2.54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able3" style:family="table">
      <style:table-properties table:align="left" style:width="16.51cm" fo:margin-left="0.176cm"/>
    </style:style>
    <style:style style:name="Column9" style:family="table-column">
      <style:table-column-properties style:column-width="1.058cm"/>
    </style:style>
    <style:style style:name="Column10" style:family="table-column">
      <style:table-column-properties style:column-width="4.868cm"/>
    </style:style>
    <style:style style:name="Column11" style:family="table-column">
      <style:table-column-properties style:column-width="9.102cm"/>
    </style:style>
    <style:style style:name="Column12" style:family="table-column">
      <style:table-column-properties style:column-width="1.482cm"/>
    </style:style>
    <style:style style:name="Row8" style:family="table-row"/>
    <style:style style:name="Cell2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fo:background-color="#fffff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5" style:family="text"/>
    <style:style style:name="T70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7" style:family="text"/>
    <style:style style:name="T76_1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9" style:family="text"/>
    <style:style style:name="T86_3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Heading_20_2">
      <style:paragraph-properties fo:break-before="auto" fo:text-indent="-0.635cm" fo:line-height="115%" fo:margin-left="2.54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P90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.176cm"/>
    </style:style>
    <style:style style:name="Column13" style:family="table-column">
      <style:table-column-properties style:column-width="1.085cm"/>
    </style:style>
    <style:style style:name="Column14" style:family="table-column">
      <style:table-column-properties style:column-width="4.842cm"/>
    </style:style>
    <style:style style:name="Column15" style:family="table-column">
      <style:table-column-properties style:column-width="9.102cm"/>
    </style:style>
    <style:style style:name="Column16" style:family="table-column">
      <style:table-column-properties style:column-width="1.482cm"/>
    </style:style>
    <style:style style:name="Row13" style:family="table-row"/>
    <style:style style:name="Cell4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23" style:family="text"/>
    <style:style style:name="T103_2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Heading_20_2">
      <style:paragraph-properties fo:break-before="auto" fo:text-indent="-0.635cm" fo:line-height="115%" fo:margin-left="2.54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7.039cm" fo:margin-left="0.176cm"/>
    </style:style>
    <style:style style:name="Column17" style:family="table-column">
      <style:table-column-properties style:column-width="1.27cm"/>
    </style:style>
    <style:style style:name="Column18" style:family="table-column">
      <style:table-column-properties style:column-width="5.186cm"/>
    </style:style>
    <style:style style:name="Column19" style:family="table-column">
      <style:table-column-properties style:column-width="9.102cm"/>
    </style:style>
    <style:style style:name="Column20" style:family="table-column">
      <style:table-column-properties style:column-width="1.482cm"/>
    </style:style>
    <style:style style:name="Row16" style:family="table-row"/>
    <style:style style:name="Cell6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7" style:family="table-row"/>
    <style:style style:name="Cell65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1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9" style:family="text"/>
    <style:style style:name="T116_2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1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20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2_21" style:family="text"/>
    <style:style style:name="T122_2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border-top="#000000 0.035cm solid" fo:border-bottom="#000000 0.035cm solid" fo:padding-left="0.203cm" fo:border-left="#000000 0.035cm solid" fo:padding-right="0.203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2"><text:span text:style-name="T2_1">Checklist</text:span><text:span text:style-name="T2_2"><text:s/></text:span><text:span text:style-name="T2_3">de</text:span><text:span text:style-name="T2_4"><text:s/></text:span><text:span text:style-name="T2_5">viabilidade</text:span><text:span text:style-name="T2_6"><text:s/></text:span><text:span text:style-name="T2_7">com</text:span><text:span text:style-name="T2_8"><text:s/></text:span><text:span text:style-name="T2_9">o</text:span><text:span text:style-name="T2_10"><text:s/></text:span><text:span text:style-name="T2_11">patrocinador</text:span></text:p>
      <text:p text:style-name="P3"><text:span text:style-name="T3_1">Versão</text:span><text:span text:style-name="T3_2"><text:s/>0.1</text:span></text:p>
      <text:p text:style-name="P4"/>
      <text:p text:style-name="P5"><text:span text:style-name="T5_1">Histórico</text:span><text:span text:style-name="T5_2"><text:s/></text:span><text:span text:style-name="T5_3">de</text:span><text:span text:style-name="T5_4"><text:s/></text:span><text:span text:style-name="T5_5">revisões</text:span></text:p>
      <text:p text:style-name="P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7"><text:span text:style-name="T7_1">Nome</text:span></text:p>
          </table:table-cell>
          <table:table-cell table:style-name="Cell2">
            <text:p text:style-name="P8"><text:span text:style-name="T8_1">Alterações</text:span></text:p>
          </table:table-cell>
          <table:table-cell table:style-name="Cell3">
            <text:p text:style-name="P9"><text:span text:style-name="T9_1">Data</text:span></text:p>
          </table:table-cell>
          <table:table-cell table:style-name="Cell4">
            <text:p text:style-name="P10"><text:span text:style-name="T10_1">Versão</text:span></text:p>
          </table:table-cell>
        </table:table-row>
        <table:table-row table:style-name="Row2">
          <table:table-cell table:style-name="Cell5">
            <text:p text:style-name="P11"><text:span text:style-name="T11_1">Victor</text:span><text:span text:style-name="T11_2"><text:s/></text:span><text:span text:style-name="T11_3">Carvalho</text:span></text:p>
          </table:table-cell>
          <table:table-cell table:style-name="Cell6">
            <text:p text:style-name="P12"><text:span text:style-name="T12_1">Criação</text:span><text:span text:style-name="T12_2"><text:s/></text:span><text:span text:style-name="T12_3">do</text:span><text:span text:style-name="T12_4"><text:s/></text:span><text:span text:style-name="T12_5">documento</text:span></text:p>
          </table:table-cell>
          <table:table-cell table:style-name="Cell7">
            <text:p text:style-name="P13"><text:span text:style-name="T13_1">10/11/2012</text:span></text:p>
          </table:table-cell>
          <table:table-cell table:style-name="Cell8">
            <text:p text:style-name="P14"><text:span text:style-name="T14_1">0.1</text:span></text:p>
          </table:table-cell>
        </table:table-row>
        <table:table-row table:style-name="Row3">
          <table:table-cell table:style-name="Cell9">
            <text:p text:style-name="P15"/>
          </table:table-cell>
          <table:table-cell table:style-name="Cell10">
            <text:p text:style-name="P16"/>
          </table:table-cell>
          <table:table-cell table:style-name="Cell11">
            <text:p text:style-name="P17"/>
          </table:table-cell>
          <table:table-cell table:style-name="Cell12">
            <text:p text:style-name="P18"/>
          </table:table-cell>
        </table:table-row>
        <table:table-row table:style-name="Row4">
          <table:table-cell table:style-name="Cell13">
            <text:p text:style-name="P19"/>
          </table:table-cell>
          <table:table-cell table:style-name="Cell14">
            <text:p text:style-name="P20"/>
          </table:table-cell>
          <table:table-cell table:style-name="Cell15">
            <text:p text:style-name="P21"/>
          </table:table-cell>
          <table:table-cell table:style-name="Cell16">
            <text:p text:style-name="P22"/>
          </table:table-cell>
        </table:table-row>
      </table:table>
      <text:p text:style-name="P23"/>
      <text:p text:style-name="P24"/>
      <text:p text:style-name="P25"><text:span text:style-name="T25_1">Sumário</text:span></text:p>
      <text:p text:style-name="P26"/>
      <text:p text:style-name="P27"><text:span text:style-name="T27_1"><text:a xlink:type="simple" xlink:href="#h.sl0t89jd9ilu"><text:span text:style-name="T27_2">Introdução</text:span></text:a></text:span></text:p>
      <text:p text:style-name="P28"><text:span text:style-name="T28_1"><text:a xlink:type="simple" xlink:href="#h.octa9vry8aim"><text:span text:style-name="T28_2">Definições</text:span></text:a></text:span><text:span text:style-name="T28_3"><text:a xlink:type="simple" xlink:href="#h.octa9vry8aim"><text:span text:style-name="T28_4"><text:s/></text:span></text:a></text:span><text:span text:style-name="T28_5"><text:a xlink:type="simple" xlink:href="#h.octa9vry8aim"><text:span text:style-name="T28_6">e</text:span></text:a></text:span><text:span text:style-name="T28_7"><text:a xlink:type="simple" xlink:href="#h.octa9vry8aim"><text:span text:style-name="T28_8"><text:s/></text:span></text:a></text:span><text:span text:style-name="T28_9"><text:a xlink:type="simple" xlink:href="#h.octa9vry8aim"><text:span text:style-name="T28_10">Acrônimos</text:span></text:a></text:span></text:p>
      <text:p text:style-name="P29"><text:span text:style-name="T29_1"><text:a xlink:type="simple" xlink:href="#h.1sfgwhorxrpg"><text:span text:style-name="T29_2">Escopo</text:span></text:a></text:span></text:p>
      <text:p text:style-name="P30"><text:span text:style-name="T30_1"><text:a xlink:type="simple" xlink:href="#h.nhkthylstg82"><text:span text:style-name="T30_2">Aspectos</text:span></text:a></text:span><text:span text:style-name="T30_3"><text:a xlink:type="simple" xlink:href="#h.nhkthylstg82"><text:span text:style-name="T30_4"><text:s/></text:span></text:a></text:span><text:span text:style-name="T30_5"><text:a xlink:type="simple" xlink:href="#h.nhkthylstg82"><text:span text:style-name="T30_6">técnicos</text:span></text:a></text:span></text:p>
      <text:p text:style-name="P31"><text:span text:style-name="T31_1"><text:a xlink:type="simple" xlink:href="#h.8lswuil1f9av"><text:span text:style-name="T31_2">Aspectos</text:span></text:a></text:span><text:span text:style-name="T31_3"><text:a xlink:type="simple" xlink:href="#h.8lswuil1f9av"><text:span text:style-name="T31_4"><text:s/></text:span></text:a></text:span><text:span text:style-name="T31_5"><text:a xlink:type="simple" xlink:href="#h.8lswuil1f9av"><text:span text:style-name="T31_6">financeiros</text:span></text:a></text:span></text:p>
      <text:p text:style-name="P32"><text:span text:style-name="T32_1"><text:a xlink:type="simple" xlink:href="#h.fod2o3k7z4ph"><text:span text:style-name="T32_2">Aspectos</text:span></text:a></text:span><text:span text:style-name="T32_3"><text:a xlink:type="simple" xlink:href="#h.fod2o3k7z4ph"><text:span text:style-name="T32_4"><text:s/></text:span></text:a></text:span><text:span text:style-name="T32_5"><text:a xlink:type="simple" xlink:href="#h.fod2o3k7z4ph"><text:span text:style-name="T32_6">humanos</text:span></text:a></text:span></text:p>
      <text:p text:style-name="P33"/>
      <text:h text:style-name="P34" text:outline-level="10"><text:bookmark-start text:name="h.sl0t89jd9ilu"/><text:bookmark-end text:name="h.sl0t89jd9ilu"/><text:span text:style-name="T34_1">Introdução</text:span></text:h>
      <text:p text:style-name="P35"><text:span text:style-name="T35_1">Este</text:span><text:span text:style-name="T35_2"><text:s/></text:span><text:span text:style-name="T35_3">documento</text:span><text:span text:style-name="T35_4"><text:s/></text:span><text:span text:style-name="T35_5">visa</text:span><text:span text:style-name="T35_6"><text:s/></text:span><text:span text:style-name="T35_7">garantir</text:span><text:span text:style-name="T35_8"><text:s/></text:span><text:span text:style-name="T35_9">junto</text:span><text:span text:style-name="T35_10"><text:s/></text:span><text:span text:style-name="T35_11">ao</text:span><text:span text:style-name="T35_12"><text:s/></text:span><text:span text:style-name="T35_13">patrocinador</text:span><text:span text:style-name="T35_14"><text:s/></text:span><text:span text:style-name="T35_15">do</text:span><text:span text:style-name="T35_16"><text:s/></text:span><text:span text:style-name="T35_17">projeto</text:span><text:span text:style-name="T35_18">,<text:s/></text:span><text:span text:style-name="T35_19">se</text:span><text:span text:style-name="T35_20"><text:s/></text:span><text:span text:style-name="T35_21">o</text:span><text:span text:style-name="T35_22"><text:s/></text:span><text:span text:style-name="T35_23">projeto</text:span><text:span text:style-name="T35_24"><text:s/></text:span><text:span text:style-name="T35_25">encontra</text:span><text:span text:style-name="T35_26">-</text:span><text:span text:style-name="T35_27">se</text:span><text:span text:style-name="T35_28"><text:s/></text:span><text:span text:style-name="T35_29">dentro</text:span><text:span text:style-name="T35_30"><text:s/></text:span><text:span text:style-name="T35_31">do</text:span><text:span text:style-name="T35_32"><text:s/></text:span><text:span text:style-name="T35_33">esperado</text:span><text:span text:style-name="T35_34"><text:s/></text:span><text:span text:style-name="T35_35">em</text:span><text:span text:style-name="T35_36"><text:s/></text:span><text:span text:style-name="T35_37">termos</text:span><text:span text:style-name="T35_38"><text:s/></text:span><text:span text:style-name="T35_39">de</text:span><text:span text:style-name="T35_40"><text:s/></text:span><text:span text:style-name="T35_41">escopo</text:span><text:span text:style-name="T35_42"><text:s/></text:span><text:span text:style-name="T35_43">e</text:span><text:span text:style-name="T35_44"><text:s/></text:span><text:span text:style-name="T35_45">aspectos</text:span><text:span text:style-name="T35_46"><text:s/></text:span><text:span text:style-name="T35_47">técnicos</text:span><text:span text:style-name="T35_48">,<text:s/></text:span><text:span text:style-name="T35_49">financeiros</text:span><text:span text:style-name="T35_50"><text:s/></text:span><text:span text:style-name="T35_51">e</text:span><text:span text:style-name="T35_52"><text:s/></text:span><text:span text:style-name="T35_53">humanos</text:span><text:span text:style-name="T35_54">.</text:span></text:p>
      <text:p text:style-name="P36"/>
      <text:h text:style-name="P37" text:outline-level="10"><text:bookmark-start text:name="h.octa9vry8aim"/><text:bookmark-end text:name="h.octa9vry8aim"/><text:span text:style-name="T37_1">Definições</text:span><text:span text:style-name="T37_2"><text:s/></text:span><text:span text:style-name="T37_3">e</text:span><text:span text:style-name="T37_4"><text:s/></text:span><text:span text:style-name="T37_5">Acrônimos</text:span></text:h>
      <text:p text:style-name="P38"><text:span text:style-name="T38_1">S</text:span><text:span text:style-name="T38_2"><text:s/>=<text:s/></text:span><text:span text:style-name="T38_3">Sim</text:span></text:p>
      <text:p text:style-name="P39"><text:span text:style-name="T39_1">N</text:span><text:span text:style-name="T39_2"><text:s/>=<text:s/></text:span><text:span text:style-name="T39_3">Não</text:span></text:p>
      <text:p text:style-name="P40"><text:span text:style-name="T40_1">NA</text:span><text:span text:style-name="T40_2"><text:s/>=<text:s/></text:span><text:span text:style-name="T40_3">Não</text:span><text:span text:style-name="T40_4"><text:s/></text:span><text:span text:style-name="T40_5">se</text:span><text:span text:style-name="T40_6"><text:s/></text:span><text:span text:style-name="T40_7">aplica</text:span></text:p>
      <text:p text:style-name="P41"/>
      <text:p text:style-name="P42"><text:span text:style-name="T42_1">Checklist</text:span><text:span text:style-name="T42_2"><text:s/></text:span><text:span text:style-name="T42_3">de</text:span><text:span text:style-name="T42_4"><text:s/></text:span><text:span text:style-name="T42_5">viabilidade</text:span><text:span text:style-name="T42_6"><text:s/></text:span><text:span text:style-name="T42_7">com</text:span><text:span text:style-name="T42_8"><text:s/></text:span><text:span text:style-name="T42_9">o</text:span><text:span text:style-name="T42_10"><text:s/></text:span><text:span text:style-name="T42_11">patrocinador</text:span></text:p>
      <text:h text:style-name="P43" text:outline-level="10"><text:bookmark-start text:name="h.1sfgwhorxrpg"/><text:bookmark-end text:name="h.1sfgwhorxrpg"/><text:span text:style-name="T43_1"><text:s/></text:span><text:span text:style-name="T43_2">Escopo</text:span></text:h>
      <text:p text:style-name="P44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45"><text:span text:style-name="T45_1">Id</text:span></text:p>
          </table:table-cell>
          <table:table-cell table:style-name="Cell18">
            <text:p text:style-name="P46"><text:span text:style-name="T46_1">Item</text:span></text:p>
          </table:table-cell>
          <table:table-cell table:style-name="Cell19">
            <text:p text:style-name="P47"><text:span text:style-name="T47_1">Detalhes</text:span></text:p>
          </table:table-cell>
          <table:table-cell table:style-name="Cell20">
            <text:p text:style-name="P48"><text:span text:style-name="T48_1">S</text:span><text:span text:style-name="T48_2">/</text:span><text:span text:style-name="T48_3">N</text:span><text:span text:style-name="T48_4">/</text:span><text:span text:style-name="T48_5">NA</text:span></text:p>
          </table:table-cell>
        </table:table-row>
        <table:table-row table:style-name="Row6">
          <table:table-cell table:style-name="Cell21">
            <text:p text:style-name="P49"><text:span text:style-name="T49_1">e</text:span><text:span text:style-name="T49_2">_1</text:span></text:p>
          </table:table-cell>
          <table:table-cell table:style-name="Cell22">
            <text:p text:style-name="P50"><text:span text:style-name="T50_1">Prazo</text:span><text:span text:style-name="T50_2"><text:s/></text:span><text:span text:style-name="T50_3">para</text:span><text:span text:style-name="T50_4"><text:s/></text:span><text:span text:style-name="T50_5">término</text:span><text:span text:style-name="T50_6"><text:s/></text:span><text:span text:style-name="T50_7">do</text:span><text:span text:style-name="T50_8"><text:s/></text:span><text:span text:style-name="T50_9">projeto</text:span></text:p>
          </table:table-cell>
          <table:table-cell table:style-name="Cell23">
            <text:p text:style-name="P51"><text:span text:style-name="T51_1">O</text:span><text:span text:style-name="T51_2"><text:s/></text:span><text:span text:style-name="T51_3">prazo</text:span><text:span text:style-name="T51_4"><text:s/></text:span><text:span text:style-name="T51_5">determinado</text:span><text:span text:style-name="T51_6"><text:s/></text:span><text:span text:style-name="T51_7">para</text:span><text:span text:style-name="T51_8"><text:s/></text:span><text:span text:style-name="T51_9">o</text:span><text:span text:style-name="T51_10"><text:s/></text:span><text:span text:style-name="T51_11">término</text:span><text:span text:style-name="T51_12"><text:s/></text:span><text:span text:style-name="T51_13">do</text:span><text:span text:style-name="T51_14"><text:s/></text:span><text:span text:style-name="T51_15">projeto</text:span><text:span text:style-name="T51_16"><text:s/></text:span><text:span text:style-name="T51_17">é</text:span><text:span text:style-name="T51_18"><text:s/></text:span><text:span text:style-name="T51_19">viável</text:span><text:span text:style-name="T51_20">?</text:span></text:p>
            <text:p text:style-name="P52"/>
            <text:p text:style-name="P53"><text:span text:style-name="T53_1">O</text:span><text:span text:style-name="T53_2"><text:s/></text:span><text:span text:style-name="T53_3">cronograma</text:span><text:span text:style-name="T53_4"><text:s/></text:span><text:span text:style-name="T53_5">geral</text:span><text:span text:style-name="T53_6"><text:s/></text:span><text:span text:style-name="T53_7">do</text:span><text:span text:style-name="T53_8"><text:s/></text:span><text:span text:style-name="T53_9">projeto</text:span><text:span text:style-name="T53_10"><text:s/></text:span><text:span text:style-name="T53_11">pode</text:span><text:span text:style-name="T53_12"><text:s/></text:span><text:span text:style-name="T53_13">ser</text:span><text:span text:style-name="T53_14"><text:s/></text:span><text:span text:style-name="T53_15">encontrado</text:span><text:span text:style-name="T53_16"><text:s/></text:span><text:span text:style-name="T53_17"><text:a xlink:type="simple" xlink:href="https://docs.google.com/document/d/1A7CaBkHLJTTGQ8KW-XlK1VbvCQhCE5-ZMolNX_491xg/edit"><text:span text:style-name="T53_18">aqui</text:span></text:a></text:span><text:span text:style-name="T53_19">.</text:span></text:p>
          </table:table-cell>
          <table:table-cell table:style-name="Cell24">
            <text:p text:style-name="P54"/>
          </table:table-cell>
        </table:table-row>
        <table:table-row table:style-name="Row7">
          <table:table-cell table:style-name="Cell25">
            <text:p text:style-name="P55"><text:span text:style-name="T55_1">e</text:span><text:span text:style-name="T55_2">_2</text:span></text:p>
          </table:table-cell>
          <table:table-cell table:style-name="Cell26">
            <text:p text:style-name="P56"><text:span text:style-name="T56_1">As</text:span><text:span text:style-name="T56_2"><text:s/></text:span><text:span text:style-name="T56_3">restrições</text:span><text:span text:style-name="T56_4"><text:s/></text:span><text:span text:style-name="T56_5">definidas</text:span><text:span text:style-name="T56_6"><text:s/></text:span><text:span text:style-name="T56_7">para</text:span><text:span text:style-name="T56_8"><text:s/></text:span><text:span text:style-name="T56_9">o</text:span><text:span text:style-name="T56_10"><text:s/></text:span><text:span text:style-name="T56_11">projeto</text:span><text:span text:style-name="T56_12"><text:s/></text:span><text:span text:style-name="T56_13">são</text:span><text:span text:style-name="T56_14"><text:s/></text:span><text:span text:style-name="T56_15">viáveis</text:span><text:span text:style-name="T56_16">?</text:span></text:p>
          </table:table-cell>
          <table:table-cell table:style-name="Cell27">
            <text:p text:style-name="P57"><text:span text:style-name="T57_1">As</text:span><text:span text:style-name="T57_2"><text:s/></text:span><text:span text:style-name="T57_3">restrições</text:span><text:span text:style-name="T57_4">,<text:s/></text:span><text:span text:style-name="T57_5">como</text:span><text:span text:style-name="T57_6"><text:s/></text:span><text:span text:style-name="T57_7">por</text:span><text:span text:style-name="T57_8"><text:s/></text:span><text:span text:style-name="T57_9">exemplo</text:span><text:span text:style-name="T57_10"><text:s/></text:span><text:span text:style-name="T57_11">algumas</text:span><text:span text:style-name="T57_12"><text:s/></text:span><text:span text:style-name="T57_13">definidas</text:span><text:span text:style-name="T57_14"><text:s/></text:span><text:span text:style-name="T57_15">no</text:span><text:span text:style-name="T57_16"><text:s/></text:span><text:span text:style-name="T57_17">escopo</text:span><text:span text:style-name="T57_18">,<text:s/></text:span><text:span text:style-name="T57_19">são</text:span><text:span text:style-name="T57_20"><text:s/></text:span><text:span text:style-name="T57_21">viáveis</text:span><text:span text:style-name="T57_22"><text:s/></text:span><text:span text:style-name="T57_23">para</text:span><text:span text:style-name="T57_24"><text:s/></text:span><text:span text:style-name="T57_25">o</text:span><text:span text:style-name="T57_26"><text:s/></text:span><text:span text:style-name="T57_27">projeto</text:span><text:span text:style-name="T57_28">?<text:line-break/></text:span></text:p>
            <text:p text:style-name="P58"><text:span text:style-name="T58_1">Ex</text:span><text:span text:style-name="T58_2">:<text:s/></text:span><text:span text:style-name="T58_3">O</text:span><text:span text:style-name="T58_4"><text:s/></text:span><text:span text:style-name="T58_5">SGB</text:span><text:span text:style-name="T58_6"><text:s/></text:span><text:span text:style-name="T58_7">deverá</text:span><text:span text:style-name="T58_8"><text:s/></text:span><text:span text:style-name="T58_9">cotar</text:span><text:span text:style-name="T58_10"><text:s/></text:span><text:span text:style-name="T58_11">livros</text:span><text:span text:style-name="T58_12"><text:s/></text:span><text:span text:style-name="T58_13">em</text:span><text:span text:style-name="T58_14"><text:s/></text:span><text:span text:style-name="T58_15">livrarias</text:span><text:span text:style-name="T58_16"><text:s/></text:span><text:span text:style-name="T58_17">estrangeiras</text:span><text:span text:style-name="T58_18"><text:s/></text:span><text:span text:style-name="T58_19">fazendo</text:span><text:span text:style-name="T58_20"><text:s/></text:span><text:span text:style-name="T58_21">a</text:span><text:span text:style-name="T58_22"><text:s/></text:span><text:span text:style-name="T58_23">conversão</text:span><text:span text:style-name="T58_24"><text:s/></text:span><text:span text:style-name="T58_25">da</text:span><text:span text:style-name="T58_26"><text:s/></text:span><text:span text:style-name="T58_27">moeda</text:span><text:span text:style-name="T58_28"><text:s/></text:span><text:span text:style-name="T58_29">estrangeira</text:span><text:span text:style-name="T58_30"><text:s/></text:span><text:span text:style-name="T58_31">para</text:span><text:span text:style-name="T58_32"><text:s/></text:span><text:span text:style-name="T58_33">a</text:span><text:span text:style-name="T58_34"><text:s/></text:span><text:span text:style-name="T58_35">local</text:span><text:span text:style-name="T58_36">.</text:span></text:p>
          </table:table-cell>
          <table:table-cell table:style-name="Cell28">
            <text:p text:style-name="P59"/>
          </table:table-cell>
        </table:table-row>
      </table:table>
      <text:p text:style-name="P60"/>
      <text:h text:style-name="P61" text:outline-level="10"><text:bookmark-start text:name="h.nhkthylstg82"/><text:bookmark-end text:name="h.nhkthylstg82"/><text:span text:style-name="T61_1"><text:s/></text:span><text:span text:style-name="T61_2">Aspectos</text:span><text:span text:style-name="T61_3"><text:s/></text:span><text:span text:style-name="T61_4">técnicos</text:span></text:h>
      <table:table table:style-name="Table3">
        <table:table-column table:style-name="Column9"/>
        <table:table-column table:style-name="Column10"/>
        <table:table-column table:style-name="Column11"/>
        <table:table-column table:style-name="Column12"/>
        <table:table-row table:style-name="Row8">
          <table:table-cell table:style-name="Cell29">
            <text:p text:style-name="P62"><text:span text:style-name="T62_1">Id</text:span></text:p>
          </table:table-cell>
          <table:table-cell table:style-name="Cell30">
            <text:p text:style-name="P63"><text:span text:style-name="T63_1">Item</text:span></text:p>
          </table:table-cell>
          <table:table-cell table:style-name="Cell31">
            <text:p text:style-name="P64"><text:span text:style-name="T64_1">Detalhes</text:span></text:p>
          </table:table-cell>
          <table:table-cell table:style-name="Cell32">
            <text:p text:style-name="P65"><text:span text:style-name="T65_1">S</text:span><text:span text:style-name="T65_2">/</text:span><text:span text:style-name="T65_3">N</text:span><text:span text:style-name="T65_4">/</text:span><text:span text:style-name="T65_5">NA</text:span></text:p>
          </table:table-cell>
        </table:table-row>
        <table:table-row table:style-name="Row9">
          <table:table-cell table:style-name="Cell33">
            <text:p text:style-name="P66"><text:span text:style-name="T66_1">e</text:span><text:span text:style-name="T66_2">_1</text:span></text:p>
          </table:table-cell>
          <table:table-cell table:style-name="Cell34">
            <text:p text:style-name="P67"><text:span text:style-name="T67_1">Frameworks</text:span></text:p>
          </table:table-cell>
          <table:table-cell table:style-name="Cell35">
            <text:p text:style-name="P68"><text:span text:style-name="T68_1">Os</text:span><text:span text:style-name="T68_2"><text:s/></text:span><text:span text:style-name="T68_3">frameworks</text:span><text:span text:style-name="T68_4"><text:s/></text:span><text:span text:style-name="T68_5">adotados</text:span><text:span text:style-name="T68_6"><text:s/></text:span><text:span text:style-name="T68_7">no</text:span><text:span text:style-name="T68_8"><text:s/></text:span><text:span text:style-name="T68_9">projeto</text:span><text:span text:style-name="T68_10"><text:s/></text:span><text:span text:style-name="T68_11">são</text:span><text:span text:style-name="T68_12"><text:s/></text:span><text:span text:style-name="T68_13">viáveis</text:span><text:span text:style-name="T68_14">?</text:span></text:p>
            <text:p text:style-name="P69"/>
            <text:p text:style-name="P70"><text:span text:style-name="T70_1">obs</text:span><text:span text:style-name="T70_2">:<text:s/></text:span><text:span text:style-name="T70_3">Os</text:span><text:span text:style-name="T70_4"><text:s/></text:span><text:span text:style-name="T70_5">frameworks</text:span><text:span text:style-name="T70_6"><text:s/></text:span><text:span text:style-name="T70_7">adotados</text:span><text:span text:style-name="T70_8"><text:s/></text:span><text:span text:style-name="T70_9">podem</text:span><text:span text:style-name="T70_10"><text:s/></text:span><text:span text:style-name="T70_11">ser</text:span><text:span text:style-name="T70_12"><text:s/></text:span><text:span text:style-name="T70_13">encontrados</text:span><text:span text:style-name="T70_14"><text:s/></text:span><text:span text:style-name="T70_15"><text:a xlink:type="simple" xlink:href="https://docs.google.com/document/d/1s6BMsv7gYppSF2OdMvtXac5oDYnv8GhBT_CyvbGbePo/edit#"><text:span text:style-name="T70_16">aqui</text:span></text:a></text:span><text:span text:style-name="T70_17">.</text:span></text:p>
          </table:table-cell>
          <table:table-cell table:style-name="Cell36">
            <text:p text:style-name="P71"/>
          </table:table-cell>
        </table:table-row>
        <table:table-row table:style-name="Row10">
          <table:table-cell table:style-name="Cell37">
            <text:p text:style-name="P72"><text:span text:style-name="T72_1">e</text:span><text:span text:style-name="T72_2">_2</text:span></text:p>
          </table:table-cell>
          <table:table-cell table:style-name="Cell38">
            <text:p text:style-name="P73"><text:span text:style-name="T73_1">Tecnologias</text:span></text:p>
          </table:table-cell>
          <table:table-cell table:style-name="Cell39">
            <text:p text:style-name="P74"><text:span text:style-name="T74_1">As</text:span><text:span text:style-name="T74_2"><text:s/></text:span><text:span text:style-name="T74_3">tecnologias</text:span><text:span text:style-name="T74_4"><text:s/></text:span><text:span text:style-name="T74_5">adotadas</text:span><text:span text:style-name="T74_6"><text:s/></text:span><text:span text:style-name="T74_7">no</text:span><text:span text:style-name="T74_8"><text:s/></text:span><text:span text:style-name="T74_9">projeto</text:span><text:span text:style-name="T74_10"><text:s/></text:span><text:span text:style-name="T74_11">são</text:span><text:span text:style-name="T74_12"><text:s/></text:span><text:span text:style-name="T74_13">viáveis</text:span><text:span text:style-name="T74_14">?</text:span></text:p>
            <text:p text:style-name="P75"/>
            <text:p text:style-name="P76"><text:span text:style-name="T76_1">obs</text:span><text:span text:style-name="T76_2">:<text:s/></text:span><text:span text:style-name="T76_3">As</text:span><text:span text:style-name="T76_4"><text:s/></text:span><text:span text:style-name="T76_5">ferramentas</text:span><text:span text:style-name="T76_6"><text:s/></text:span><text:span text:style-name="T76_7">tecnológicas</text:span><text:span text:style-name="T76_8"><text:s/></text:span><text:span text:style-name="T76_9">adotadas</text:span><text:span text:style-name="T76_10"><text:s/></text:span><text:span text:style-name="T76_11">podem</text:span><text:span text:style-name="T76_12"><text:s/></text:span><text:span text:style-name="T76_13">ser</text:span><text:span text:style-name="T76_14"><text:s/></text:span><text:span text:style-name="T76_15">encontradas</text:span><text:span text:style-name="T76_16"><text:s/></text:span><text:span text:style-name="T76_17"><text:a xlink:type="simple" xlink:href="https://docs.google.com/document/d/1s6BMsv7gYppSF2OdMvtXac5oDYnv8GhBT_CyvbGbePo/edit#"><text:span text:style-name="T76_18">aqui</text:span></text:a></text:span><text:span text:style-name="T76_19">.</text:span></text:p>
          </table:table-cell>
          <table:table-cell table:style-name="Cell40">
            <text:p text:style-name="P77"/>
          </table:table-cell>
        </table:table-row>
        <table:table-row table:style-name="Row11">
          <table:table-cell table:style-name="Cell41">
            <text:p text:style-name="P78"><text:span text:style-name="T78_1">e</text:span><text:span text:style-name="T78_2">_3</text:span></text:p>
          </table:table-cell>
          <table:table-cell table:style-name="Cell42">
            <text:p text:style-name="P79"><text:span text:style-name="T79_1">Recursos</text:span><text:span text:style-name="T79_2"><text:s/></text:span><text:span text:style-name="T79_3">humanos</text:span></text:p>
          </table:table-cell>
          <table:table-cell table:style-name="Cell43">
            <text:p text:style-name="P80"><text:span text:style-name="T80_1">A</text:span><text:span text:style-name="T80_2"><text:s/></text:span><text:span text:style-name="T80_3">quantidade</text:span><text:span text:style-name="T80_4"><text:s/></text:span><text:span text:style-name="T80_5">de</text:span><text:span text:style-name="T80_6"><text:s/></text:span><text:span text:style-name="T80_7">recursos</text:span><text:span text:style-name="T80_8"><text:s/></text:span><text:span text:style-name="T80_9">humanos</text:span><text:span text:style-name="T80_10"><text:s/></text:span><text:span text:style-name="T80_11">alocada</text:span><text:span text:style-name="T80_12"><text:s/></text:span><text:span text:style-name="T80_13">na</text:span><text:span text:style-name="T80_14"><text:s/></text:span><text:span text:style-name="T80_15">área</text:span><text:span text:style-name="T80_16"><text:s/></text:span><text:span text:style-name="T80_17">técnica</text:span><text:span text:style-name="T80_18"><text:s/></text:span><text:span text:style-name="T80_19">do</text:span><text:span text:style-name="T80_20"><text:s/></text:span><text:span text:style-name="T80_21">projeto</text:span><text:span text:style-name="T80_22"><text:s/></text:span><text:span text:style-name="T80_23">é</text:span><text:span text:style-name="T80_24"><text:s/></text:span><text:span text:style-name="T80_25">suficiente</text:span><text:span text:style-name="T80_26">?</text:span></text:p>
          </table:table-cell>
          <table:table-cell table:style-name="Cell44">
            <text:p text:style-name="P81"/>
          </table:table-cell>
        </table:table-row>
        <table:table-row table:style-name="Row12">
          <table:table-cell table:style-name="Cell45">
            <text:p text:style-name="P82"><text:span text:style-name="T82_1">e</text:span><text:span text:style-name="T82_2">_4</text:span></text:p>
          </table:table-cell>
          <table:table-cell table:style-name="Cell46">
            <text:p text:style-name="P83"><text:span text:style-name="T83_1">Riscos</text:span></text:p>
          </table:table-cell>
          <table:table-cell table:style-name="Cell47">
            <text:p text:style-name="P84"><text:span text:style-name="T84_1">Os</text:span><text:span text:style-name="T84_2"><text:s/></text:span><text:span text:style-name="T84_3">riscos</text:span><text:span text:style-name="T84_4"><text:s/></text:span><text:span text:style-name="T84_5">envolvidos</text:span><text:span text:style-name="T84_6"><text:s/></text:span><text:span text:style-name="T84_7">no</text:span><text:span text:style-name="T84_8"><text:s/></text:span><text:span text:style-name="T84_9">projeto</text:span><text:span text:style-name="T84_10"><text:s/></text:span><text:span text:style-name="T84_11">são</text:span><text:span text:style-name="T84_12"><text:s/></text:span><text:span text:style-name="T84_13">viáveis</text:span><text:span text:style-name="T84_14">?</text:span></text:p>
            <text:p text:style-name="P85"/>
            <text:p text:style-name="P86"><text:span text:style-name="T86_1">Os</text:span><text:span text:style-name="T86_2"><text:s/></text:span><text:span text:style-name="T86_3">riscos</text:span><text:span text:style-name="T86_4"><text:s/></text:span><text:span text:style-name="T86_5">identificados</text:span><text:span text:style-name="T86_6"><text:s/></text:span><text:span text:style-name="T86_7">para</text:span><text:span text:style-name="T86_8"><text:s/></text:span><text:span text:style-name="T86_9">o</text:span><text:span text:style-name="T86_10"><text:s/></text:span><text:span text:style-name="T86_11">projeto</text:span><text:span text:style-name="T86_12">,<text:s/></text:span><text:span text:style-name="T86_13">incluido</text:span><text:span text:style-name="T86_14"><text:s/></text:span><text:span text:style-name="T86_15">ações</text:span><text:span text:style-name="T86_16"><text:s/></text:span><text:span text:style-name="T86_17">para</text:span><text:span text:style-name="T86_18"><text:s/></text:span><text:span text:style-name="T86_19">mitigá</text:span><text:span text:style-name="T86_20">-</text:span><text:span text:style-name="T86_21">los</text:span><text:span text:style-name="T86_22">,<text:s/></text:span><text:span text:style-name="T86_23">podem</text:span><text:span text:style-name="T86_24"><text:s/></text:span><text:span text:style-name="T86_25">ser</text:span><text:span text:style-name="T86_26"><text:s/></text:span><text:span text:style-name="T86_27">encontrados</text:span><text:span text:style-name="T86_28"><text:s/></text:span><text:span text:style-name="T86_29"><text:a xlink:type="simple" xlink:href="https://docs.google.com/document/d/10he9g2-DyDwRjzPBhhcvKPQ8ORzGTmqSwV7DHY5z7yw/edit"><text:span text:style-name="T86_30">aqui</text:span></text:a></text:span><text:span text:style-name="T86_31">.</text:span></text:p>
          </table:table-cell>
          <table:table-cell table:style-name="Cell48">
            <text:p text:style-name="P87"/>
          </table:table-cell>
        </table:table-row>
      </table:table>
      <text:p text:style-name="P88"/>
      <text:h text:style-name="P89" text:outline-level="10"><text:bookmark-start text:name="h.8lswuil1f9av"/><text:bookmark-end text:name="h.8lswuil1f9av"/><text:span text:style-name="T89_1"><text:s/></text:span><text:span text:style-name="T89_2">Aspectos</text:span><text:span text:style-name="T89_3"><text:s/></text:span><text:span text:style-name="T89_4">financeiros</text:span></text:h>
      <text:p text:style-name="P90"/>
      <table:table table:style-name="Table4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13">
          <table:table-cell table:style-name="Cell49">
            <text:p text:style-name="P91"><text:span text:style-name="T91_1">Id</text:span></text:p>
          </table:table-cell>
          <table:table-cell table:style-name="Cell50">
            <text:p text:style-name="P92"><text:span text:style-name="T92_1">Item</text:span></text:p>
          </table:table-cell>
          <table:table-cell table:style-name="Cell51">
            <text:p text:style-name="P93"><text:span text:style-name="T93_1">Detalhes</text:span></text:p>
          </table:table-cell>
          <table:table-cell table:style-name="Cell52">
            <text:p text:style-name="P94"><text:span text:style-name="T94_1">S</text:span><text:span text:style-name="T94_2">/</text:span><text:span text:style-name="T94_3">N</text:span><text:span text:style-name="T94_4">/</text:span><text:span text:style-name="T94_5">NA</text:span></text:p>
          </table:table-cell>
        </table:table-row>
        <table:table-row table:style-name="Row14">
          <table:table-cell table:style-name="Cell53">
            <text:p text:style-name="P95"><text:span text:style-name="T95_1">af</text:span><text:span text:style-name="T95_2">_1</text:span></text:p>
          </table:table-cell>
          <table:table-cell table:style-name="Cell54">
            <text:p text:style-name="P96"><text:span text:style-name="T96_1">Orçamento</text:span></text:p>
          </table:table-cell>
          <table:table-cell table:style-name="Cell55">
            <text:p text:style-name="P97"><text:span text:style-name="T97_1">O</text:span><text:span text:style-name="T97_2"><text:s/></text:span><text:span text:style-name="T97_3">orçamento</text:span><text:span text:style-name="T97_4"><text:s/></text:span><text:span text:style-name="T97_5">previsto</text:span><text:span text:style-name="T97_6"><text:s/></text:span><text:span text:style-name="T97_7">para</text:span><text:span text:style-name="T97_8"><text:s/></text:span><text:span text:style-name="T97_9">o</text:span><text:span text:style-name="T97_10"><text:s/></text:span><text:span text:style-name="T97_11">projeto</text:span><text:span text:style-name="T97_12"><text:s/></text:span><text:span text:style-name="T97_13">é</text:span><text:span text:style-name="T97_14"><text:s/></text:span><text:span text:style-name="T97_15">viável</text:span><text:span text:style-name="T97_16">?</text:span></text:p>
          </table:table-cell>
          <table:table-cell table:style-name="Cell56">
            <text:p text:style-name="P98"/>
          </table:table-cell>
        </table:table-row>
        <table:table-row table:style-name="Row15">
          <table:table-cell table:style-name="Cell57">
            <text:p text:style-name="P99"><text:span text:style-name="T99_1">af</text:span><text:span text:style-name="T99_2">_2</text:span></text:p>
          </table:table-cell>
          <table:table-cell table:style-name="Cell58">
            <text:p text:style-name="P100"><text:span text:style-name="T100_1">Recursos</text:span></text:p>
          </table:table-cell>
          <table:table-cell table:style-name="Cell59">
            <text:p text:style-name="P101"><text:span text:style-name="T101_1">Os</text:span><text:span text:style-name="T101_2"><text:s/></text:span><text:span text:style-name="T101_3">recursos</text:span><text:span text:style-name="T101_4"><text:s/></text:span><text:span text:style-name="T101_5">financeiros</text:span><text:span text:style-name="T101_6"><text:s/></text:span><text:span text:style-name="T101_7">disponíveis</text:span><text:span text:style-name="T101_8"><text:s/></text:span><text:span text:style-name="T101_9">para</text:span><text:span text:style-name="T101_10"><text:s/></text:span><text:span text:style-name="T101_11">o</text:span><text:span text:style-name="T101_12"><text:s/></text:span><text:span text:style-name="T101_13">projeto</text:span><text:span text:style-name="T101_14"><text:s/></text:span><text:span text:style-name="T101_15">são</text:span><text:span text:style-name="T101_16"><text:s/></text:span><text:span text:style-name="T101_17">suficientes</text:span><text:span text:style-name="T101_18">?</text:span></text:p>
            <text:p text:style-name="P102"/>
            <text:p text:style-name="P103"><text:span text:style-name="T103_1">A</text:span><text:span text:style-name="T103_2"><text:s/></text:span><text:span text:style-name="T103_3">descrição</text:span><text:span text:style-name="T103_4"><text:s/></text:span><text:span text:style-name="T103_5">dos</text:span><text:span text:style-name="T103_6"><text:s/></text:span><text:span text:style-name="T103_7">recursos</text:span><text:span text:style-name="T103_8"><text:s/></text:span><text:span text:style-name="T103_9">dísponíveis</text:span><text:span text:style-name="T103_10"><text:s/></text:span><text:span text:style-name="T103_11">para</text:span><text:span text:style-name="T103_12"><text:s/></text:span><text:span text:style-name="T103_13">o</text:span><text:span text:style-name="T103_14"><text:s/></text:span><text:span text:style-name="T103_15">projeto</text:span><text:span text:style-name="T103_16"><text:s/></text:span><text:span text:style-name="T103_17">podem</text:span><text:span text:style-name="T103_18"><text:s/></text:span><text:span text:style-name="T103_19">ser</text:span><text:span text:style-name="T103_20"><text:s/></text:span><text:span text:style-name="T103_21">consultadas</text:span><text:span text:style-name="T103_22"><text:s/></text:span><text:span text:style-name="T103_23"><text:a xlink:type="simple" xlink:href="https://docs.google.com/document/d/1rJ2kd0t5XoODOUOn6vmbBRYaFXh8PdK1gzJt9-NruBs/edit"><text:span text:style-name="T103_24">aqui</text:span></text:a></text:span><text:span text:style-name="T103_25">.</text:span></text:p>
          </table:table-cell>
          <table:table-cell table:style-name="Cell60">
            <text:p text:style-name="P104"/>
          </table:table-cell>
        </table:table-row>
      </table:table>
      <text:p text:style-name="P105"/>
      <text:h text:style-name="P106" text:outline-level="10"><text:bookmark-start text:name="h.fod2o3k7z4ph"/><text:bookmark-end text:name="h.fod2o3k7z4ph"/><text:span text:style-name="T106_1"><text:s/></text:span><text:span text:style-name="T106_2">Aspectos</text:span><text:span text:style-name="T106_3"><text:s/></text:span><text:span text:style-name="T106_4">humanos</text:span></text:h>
      <text:p text:style-name="P107"/>
      <table:table table:style-name="Table5"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16">
          <table:table-cell table:style-name="Cell61">
            <text:p text:style-name="P108"><text:span text:style-name="T108_1">Id</text:span></text:p>
          </table:table-cell>
          <table:table-cell table:style-name="Cell62">
            <text:p text:style-name="P109"><text:span text:style-name="T109_1">Item</text:span></text:p>
          </table:table-cell>
          <table:table-cell table:style-name="Cell63">
            <text:p text:style-name="P110"><text:span text:style-name="T110_1">Detalhes</text:span></text:p>
          </table:table-cell>
          <table:table-cell table:style-name="Cell64">
            <text:p text:style-name="P111"><text:span text:style-name="T111_1">S</text:span><text:span text:style-name="T111_2">/</text:span><text:span text:style-name="T111_3">N</text:span><text:span text:style-name="T111_4">/</text:span><text:span text:style-name="T111_5">NA</text:span></text:p>
          </table:table-cell>
        </table:table-row>
        <table:table-row table:style-name="Row17">
          <table:table-cell table:style-name="Cell65">
            <text:p text:style-name="P112"><text:span text:style-name="T112_1">ah</text:span><text:span text:style-name="T112_2">_1</text:span></text:p>
          </table:table-cell>
          <table:table-cell table:style-name="Cell66">
            <text:p text:style-name="P113"><text:span text:style-name="T113_1">Definição</text:span><text:span text:style-name="T113_2"><text:s/></text:span><text:span text:style-name="T113_3">de</text:span><text:span text:style-name="T113_4"><text:s/></text:span><text:span text:style-name="T113_5">papéis</text:span></text:p>
          </table:table-cell>
          <table:table-cell table:style-name="Cell67">
            <text:p text:style-name="P114"><text:span text:style-name="T114_1">A</text:span><text:span text:style-name="T114_2"><text:s/></text:span><text:span text:style-name="T114_3">definição</text:span><text:span text:style-name="T114_4"><text:s/></text:span><text:span text:style-name="T114_5">dos</text:span><text:span text:style-name="T114_6"><text:s/></text:span><text:span text:style-name="T114_7">papéis</text:span><text:span text:style-name="T114_8"><text:s/></text:span><text:span text:style-name="T114_9">para</text:span><text:span text:style-name="T114_10"><text:s/></text:span><text:span text:style-name="T114_11">o</text:span><text:span text:style-name="T114_12"><text:s/></text:span><text:span text:style-name="T114_13">projeto</text:span><text:span text:style-name="T114_14"><text:s/></text:span><text:span text:style-name="T114_15">estão</text:span><text:span text:style-name="T114_16"><text:s/></text:span><text:span text:style-name="T114_17">coerentes</text:span><text:span text:style-name="T114_18"><text:s/></text:span><text:span text:style-name="T114_19">e</text:span><text:span text:style-name="T114_20"><text:s/></text:span><text:span text:style-name="T114_21">passíveis</text:span><text:span text:style-name="T114_22"><text:s/></text:span><text:span text:style-name="T114_23">de</text:span><text:span text:style-name="T114_24"><text:s/></text:span><text:span text:style-name="T114_25">execução</text:span><text:span text:style-name="T114_26">?</text:span></text:p>
            <text:p text:style-name="P115"/>
            <text:p text:style-name="P116"><text:span text:style-name="T116_1">Os</text:span><text:span text:style-name="T116_2"><text:s/></text:span><text:span text:style-name="T116_3">papéis</text:span><text:span text:style-name="T116_4"><text:s/></text:span><text:span text:style-name="T116_5">definidos</text:span><text:span text:style-name="T116_6"><text:s/></text:span><text:span text:style-name="T116_7">para</text:span><text:span text:style-name="T116_8"><text:s/></text:span><text:span text:style-name="T116_9">o</text:span><text:span text:style-name="T116_10"><text:s/></text:span><text:span text:style-name="T116_11">projeto</text:span><text:span text:style-name="T116_12"><text:s/></text:span><text:span text:style-name="T116_13">podem</text:span><text:span text:style-name="T116_14"><text:s/></text:span><text:span text:style-name="T116_15">ser</text:span><text:span text:style-name="T116_16"><text:s/></text:span><text:span text:style-name="T116_17">encontrados</text:span><text:span text:style-name="T116_18"><text:s/></text:span><text:span text:style-name="T116_19"><text:a xlink:type="simple" xlink:href="https://docs.google.com/document/d/1yBLTLpvO4hBUUjuWJ0TdIwN0jazewAsljNYhQ-x9Obo/edit"><text:span text:style-name="T116_20">aqui</text:span></text:a></text:span><text:span text:style-name="T116_21">.</text:span></text:p>
          </table:table-cell>
          <table:table-cell table:style-name="Cell68">
            <text:p text:style-name="P117"/>
          </table:table-cell>
        </table:table-row>
        <table:table-row table:style-name="Row18">
          <table:table-cell table:style-name="Cell69">
            <text:p text:style-name="P118"><text:span text:style-name="T118_1">ah</text:span><text:span text:style-name="T118_2">_2</text:span></text:p>
          </table:table-cell>
          <table:table-cell table:style-name="Cell70">
            <text:p text:style-name="P119"><text:span text:style-name="T119_1">Capacitação</text:span></text:p>
          </table:table-cell>
          <table:table-cell table:style-name="Cell71">
            <text:p text:style-name="P120"><text:span text:style-name="T120_1">As</text:span><text:span text:style-name="T120_2"><text:s/></text:span><text:span text:style-name="T120_3">pessoas</text:span><text:span text:style-name="T120_4"><text:s/></text:span><text:span text:style-name="T120_5">alocadas</text:span><text:span text:style-name="T120_6"><text:s/></text:span><text:span text:style-name="T120_7">no</text:span><text:span text:style-name="T120_8"><text:s/></text:span><text:span text:style-name="T120_9">projeto</text:span><text:span text:style-name="T120_10"><text:s/></text:span><text:span text:style-name="T120_11">possuem</text:span><text:span text:style-name="T120_12"><text:s/></text:span><text:span text:style-name="T120_13">as</text:span><text:span text:style-name="T120_14"><text:s/></text:span><text:span text:style-name="T120_15">capacitações</text:span><text:span text:style-name="T120_16"><text:s/></text:span><text:span text:style-name="T120_17">necessárias</text:span><text:span text:style-name="T120_18">?</text:span></text:p>
            <text:p text:style-name="P121"/>
            <text:p text:style-name="P122"><text:span text:style-name="T122_1">O</text:span><text:span text:style-name="T122_2"><text:s/></text:span><text:span text:style-name="T122_3">questionário</text:span><text:span text:style-name="T122_4"><text:s/></text:span><text:span text:style-name="T122_5">sobre</text:span><text:span text:style-name="T122_6"><text:s/></text:span><text:span text:style-name="T122_7">a</text:span><text:span text:style-name="T122_8"><text:s/></text:span><text:span text:style-name="T122_9">qualificação</text:span><text:span text:style-name="T122_10"><text:s/></text:span><text:span text:style-name="T122_11">da</text:span><text:span text:style-name="T122_12"><text:s/></text:span><text:span text:style-name="T122_13">equipe</text:span><text:span text:style-name="T122_14"><text:s/></text:span><text:span text:style-name="T122_15">pode</text:span><text:span text:style-name="T122_16"><text:s/></text:span><text:span text:style-name="T122_17">ser</text:span><text:span text:style-name="T122_18"><text:s/></text:span><text:span text:style-name="T122_19">encontrado</text:span><text:span text:style-name="T122_20"><text:s/></text:span><text:span text:style-name="T122_21"><text:a xlink:type="simple" xlink:href="https://docs.google.com/spreadsheet/ccc?key=0ApWQTz2m7u3adFZNZlp3a0l4STAyQVhsV0dvQS1adWc#gid=0"><text:span text:style-name="T122_22">aqui</text:span></text:a></text:span><text:span text:style-name="T122_23">.</text:span></text:p>
          </table:table-cell>
          <table:table-cell table:style-name="Cell72">
            <text:p text:style-name="P123"/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-0.635cm" fo:line-height="115%" fo:margin-top="0.635cm" fo:margin-bottom="0.141cm" fo:margin-left="2.54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494cm" fo:margin-bottom="0.141cm" fo:margin-left="0cm" fo:margin-right="0cm" style:writing-mode="lr-tb"/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423cm" fo:margin-bottom="0.071cm" fo:margin-left="0cm" fo:margin-right="0cm" style:writing-mode="lr-tb"/>
      <style:text-properties style:text-line-through-style="none" fo:font-style="italic" style:font-style-asian="italic" style:font-style-complex="italic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388cm" fo:margin-bottom="0.071cm" fo:margin-left="0cm" fo:margin-right="0cm" style:writing-mode="lr-tb"/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353cm" fo:margin-bottom="0.071cm" fo:margin-left="0cm" fo:margin-right="0cm" style:writing-mode="lr-tb"/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666666" fo:font-size="10pt" style:font-size-asian="10pt" style:font-size-complex="10pt"/>
    </style:style>
    <style:style style:name="T1_2" style:family="text">
      <style:text-properties fo:color="#666666" fo:font-size="10pt" style:font-size-asian="10pt" style:font-size-complex="10pt"/>
    </style:style>
    <style:style style:name="T1_3" style:family="text">
      <style:text-properties fo:color="#666666" fo:font-size="10pt" style:font-size-asian="10pt" style:font-size-complex="10pt"/>
    </style:style>
    <style:style style:name="T1_4" style:family="text">
      <style:text-properties fo:color="#666666" fo:font-size="10pt" style:font-size-asian="10pt" style:font-size-complex="10pt"/>
    </style:style>
    <style:style style:name="T1_5" style:family="text">
      <style:text-properties fo:color="#666666" fo:font-size="10pt" style:font-size-asian="10pt" style:font-size-complex="10pt"/>
    </style:style>
    <style:style style:name="T1_6" style:family="text">
      <style:text-properties fo:color="#666666" fo:font-size="10pt" style:font-size-asian="10pt" style:font-size-complex="10pt"/>
    </style:style>
    <style:style style:name="T1_7" style:family="text">
      <style:text-properties fo:color="#666666" fo:font-size="10pt" style:font-size-asian="10pt" style:font-size-complex="10pt"/>
    </style:style>
    <style:style style:name="T1_8" style:family="text">
      <style:text-properties fo:color="#666666" fo:font-size="10pt" style:font-size-asian="10pt" style:font-size-complex="10pt"/>
    </style:style>
    <style:style style:name="T1_9" style:family="text">
      <style:text-properties fo:color="#666666" fo:font-size="10pt" style:font-size-asian="10pt" style:font-size-complex="10pt"/>
    </style:style>
    <style:style style:name="T1_10" style:family="text">
      <style:text-properties fo:color="#666666" fo:font-size="10pt" style:font-size-asian="10pt" style:font-size-complex="10pt"/>
    </style:style>
    <style:style style:name="T1_11" style:family="text">
      <style:text-properties fo:color="#666666" fo:font-size="10pt" style:font-size-asian="10pt" style:font-size-complex="10pt"/>
    </style:style>
    <style:style style:name="T1_12" style:family="text">
      <style:text-properties fo:color="#666666" fo:font-size="10pt" style:font-size-asian="10pt" style:font-size-complex="10pt"/>
    </style:style>
    <style:style style:name="T1_13" style:family="text">
      <style:text-properties fo:color="#666666" fo:font-size="10pt" style:font-size-asian="10pt" style:font-size-complex="10pt"/>
    </style:style>
    <style:style style:name="T1_14" style:family="text">
      <style:text-properties fo:color="#666666" fo:font-size="10pt" style:font-size-asian="10pt" style:font-size-complex="10pt"/>
    </style:style>
    <style:style style:name="T1_15" style:family="text">
      <style:text-properties fo:color="#666666" fo:font-size="10pt" style:font-size-asian="10pt" style:font-size-complex="10pt"/>
    </style:style>
    <style:style style:name="T1_16" style:family="text">
      <style:text-properties fo:color="#666666" fo:font-size="10pt" style:font-size-asian="10pt" style:font-size-complex="10pt"/>
    </style:style>
    <style:style style:name="T1_17" style:family="text">
      <style:text-properties fo:color="#666666" fo:font-size="10pt" style:font-size-asian="10pt" style:font-size-complex="10pt"/>
    </style:style>
    <style:style style:name="T1_18" style:family="text">
      <style:text-properties fo:color="#666666" fo:font-size="10pt" style:font-size-asian="10pt" style:font-size-complex="10pt"/>
    </style:style>
    <style:style style:name="T1_19" style:family="text"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666666" fo:font-size="10pt" style:font-size-asian="10pt" style:font-size-complex="10pt"/>
    </style:style>
    <style:style style:name="T2_2" style:family="text">
      <style:text-properties fo:color="#666666" fo:font-size="10pt" style:font-size-asian="10pt" style:font-size-complex="10pt"/>
    </style:style>
    <style:style style:name="T2_3" style:family="text">
      <style:text-properties fo:color="#666666" fo:font-size="10pt" style:font-size-asian="10pt" style:font-size-complex="10pt"/>
    </style:style>
    <style:style style:name="T2_4" style:family="text">
      <style:text-properties fo:color="#666666" fo:font-size="10pt" style:font-size-asian="10pt" style:font-size-complex="10pt"/>
    </style:style>
    <style:style style:name="T2_5" style:family="text">
      <style:text-properties fo:color="#666666" fo:font-size="10pt" style:font-size-asian="10pt" style:font-size-complex="10pt"/>
    </style:style>
    <style:style style:name="T2_6" style:family="text">
      <style:text-properties fo:color="#666666" fo:font-size="10pt" style:font-size-asian="10pt" style:font-size-complex="10pt"/>
    </style:style>
    <style:style style:name="T2_7" style:family="text"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666666" fo:font-size="10pt" style:font-size-asian="10pt" style:font-size-complex="10pt"/>
    </style:style>
    <style:style style:name="T3_2" style:family="text">
      <style:text-properties fo:color="#666666" fo:font-size="10pt" style:font-size-asian="10pt" style:font-size-complex="10pt"/>
    </style:style>
    <style:style style:name="T3_3" style:family="text">
      <style:text-properties fo:color="#666666" fo:font-size="10pt" style:font-size-asian="10pt" style:font-size-complex="10pt"/>
    </style:style>
    <style:style style:name="T3_4" style:family="text">
      <style:text-properties fo:color="#666666" fo:font-size="10pt" style:font-size-asian="10pt" style:font-size-complex="10pt"/>
    </style:style>
    <style:style style:name="T3_5" style:family="text">
      <style:text-properties fo:color="#666666" fo:font-size="10pt" style:font-size-asian="10pt" style:font-size-complex="10pt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VCP</text:span><text:span text:style-name="T3_4">_</text:span><text:span text:style-name="T3_5">ChecklistDeViabilidadeComOPatrocinad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